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1">
      <style:text-properties officeooo:paragraph-rsid="001e474d"/>
    </style:style>
    <style:style style:name="T1" style:family="text">
      <style:text-properties officeooo:rsid="001d76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Introducción</text:h>
      <text:p text:style-name="Text_20_body">Contexto que prepara el tema. <text:span text:style-name="T1">Preámbulo</text:span> que explica el ámbito.</text:p>
      <text:p text:style-name="Text_20_body">Limitaciones de lo existente en referencia al tema a desarrollar. Falencias que deben solucionarse.</text:p>
      <text:p text:style-name="Text_20_body">Presentación de la solución. Objetivo del Sistema desarrollado</text:p>
      <text:h text:style-name="Heading_20_3" text:outline-level="3">2. Tema al cual pertenece el sistema.</text:h>
      <text:p text:style-name="Text_20_body">Explicación de los motivantes específicos que llevan a la construcción de la herramienta.</text:p>
      <text:p text:style-name="Text_20_body">Definición del dominio del sistema. Componentes que lo definen.</text:p>
      <text:p text:style-name="Text_20_body">Presentación del sistema en sí mismo.</text:p>
      <text:p text:style-name="heading1">3. Descripción del Sistema</text:p>
      <text:p text:style-name="P1">2 <text:s text:c="2"/>Descripción del sistema</text:p>
      <text:p text:style-name="Text_20_body">Descripción de las partes del sistema que corresponden con lo explicado en apartado 2</text:p>
      <text:p text:style-name="heading1">4. Descripción de un caso de uso</text:p>
      <text:p text:style-name="Text_20_body">Descripción de un experimento, con imágenes de pantallas de software y resultados obtenidos.</text:p>
      <text:p text:style-name="Text_20_body">Descripción de los resultados.</text:p>
      <text:h text:style-name="Heading_20_3" text:outline-level="3">5. Conclusiones</text:h>
      <text:p text:style-name="Text_20_body">Describe lo que se hizo con el artículo.</text:p>
      <text:p text:style-name="Text_20_body">Dice para qué sirve la herramienta.</text:p>
      <text:p text:style-name="Text_20_body">Comenta el estado del arte.</text:p>
      <text:h text:style-name="Heading_20_3" text:outline-level="3">Referencias </text:h>
      <text:p text:style-name="Text_20_body">Referencias bibliográfica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Norm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" fo:font-family="Arial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1" style:family="paragraph" style:parent-style-name="Standard" style:default-outline-level="">
      <style:paragraph-properties fo:margin-left="0cm" fo:margin-right="0cm" fo:margin-top="0.917cm" fo:margin-bottom="0.494cm" style:contextual-spacing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01T12:46:26.945608276</dc:date>
    <meta:editing-duration>P0D</meta:editing-duration>
    <meta:editing-cycles>2</meta:editing-cycles>
    <meta:document-statistic meta:table-count="0" meta:image-count="0" meta:object-count="0" meta:page-count="2" meta:paragraph-count="20" meta:word-count="139" meta:character-count="911" meta:non-whitespace-character-count="789"/>
  </office:meta>
</office:document-meta>
</file>